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AB000004EB29F30F1A491F3D58.jpg" manifest:media-type="image/jpeg"/>
  <manifest:file-entry manifest:full-path="Pictures/10000000000008AB000004EB7C6424F9A539935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Пустой_20_слайд-notes">
      <style:graphic-properties draw:fill-color="#ffffff" fo:min-height="13.364cm"/>
    </style:style>
    <style:style style:name="pr2" style:family="presentation" style:parent-style-name="Пустой_20_слайд-title">
      <style:graphic-properties fo:min-height="2.425cm"/>
    </style:style>
    <style:style style:name="pr3" style:family="presentation" style:parent-style-name="Пустой_20_слайд-subtitle">
      <style:graphic-properties draw:fill-color="#ffffff" fo:min-height="8.426cm"/>
    </style:style>
    <style:style style:name="pr4" style:family="presentation" style:parent-style-name="Пустой_20_слайд-outline1">
      <style:graphic-properties fo:min-height="8.176cm"/>
    </style:style>
    <style:style style:name="P1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.953cm" fo:margin-right="0cm" fo:margin-top="0.099cm" fo:margin-bottom="0cm" fo:line-height="100%" fo:text-align="end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.953cm" fo:margin-right="0cm" fo:margin-top="0.099cm" fo:margin-bottom="0cm" fo:line-height="100%" fo:text-align="end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50pt" style:font-size-asian="50pt" style:font-size-complex="50pt"/>
    </style:style>
    <style:style style:name="P10" style:family="paragraph">
      <style:text-properties fo:font-size="50pt" style:font-size-asian="50pt" style:font-size-complex="5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17375e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fo:color="#457a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737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устой_20_слайд">
        <draw:custom-shape draw:style-name="gr1" draw:text-style-name="P2" draw:layer="layout" svg:width="22.201cm" svg:height="3.211cm" svg:x="1.211cm" svg:y="3.465cm">
          <text:p text:style-name="P1"><text:span text:style-name="T1">Индивидуальный проект</text:span></text:p>
          <text:p text:style-name="P1"><text:span text:style-name="T1">Справочник по истории Западной философ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5.291cm" svg:height="3.607cm" svg:x="5.921cm" svg:y="8.465cm">
          <text:p text:style-name="P3"><text:span text:style-name="T2">Город:</text:span></text:p>
          <text:p text:style-name="P3"><text:span text:style-name="T2">Площадка:</text:span></text:p>
          <text:p text:style-name="P3"><text:span text:style-name="T2">Учащийся:</text:span></text:p>
          <text:p text:style-name="P3"><text:span text:style-name="T2">Преподаватель: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" draw:layer="layout" svg:width="9.524cm" svg:height="3.609cm" svg:x="11.212cm" svg:y="8.465cm">
          <text:p text:style-name="P5"><text:span text:style-name="T2">Уфа</text:span></text:p>
          <text:p text:style-name="P5"><text:span text:style-name="T2">МБОУ Лицей №83</text:span></text:p>
          <text:p text:style-name="P5"><text:span text:style-name="T2">Беляев Егор</text:span></text:p>
          <text:p text:style-name="P5"><text:span text:style-name="T2">Дружинская Е.В.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Пустой_20_слайд" presentation:presentation-page-layout-name="AL1T0">
        <draw:frame presentation:style-name="pr2" draw:layer="layout" svg:width="23.061cm" svg:height="2.425cm" svg:x="1.281cm" svg:y="0.579cm" presentation:class="title" presentation:placeholder="true">
          <draw:text-box/>
        </draw:frame>
        <draw:frame presentation:style-name="pr3" draw:text-style-name="P6" draw:layer="layout" svg:width="23.061cm" svg:height="8.426cm" svg:x="1.281cm" svg:y="3.4cm" presentation:class="subtitle" presentation:user-transformed="true">
          <draw:text-box>
            <text:p>Данное приложение может быть актуально для людей, что желают в условиях отсутсвия подключения к сети “Интернет” получить информацию о различных периодах развития Западной философии, о философах и философских течениях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Пустой_20_слайд" presentation:presentation-page-layout-name="AL1T0">
        <draw:frame presentation:style-name="pr2" draw:text-style-name="P7" draw:layer="layout" svg:width="23.061cm" svg:height="2.425cm" svg:x="8.181cm" svg:y="0.369cm" presentation:class="title" presentation:user-transformed="true">
          <draw:text-box>
            <text:p text:style-name="P7"><text:span text:style-name="T3">Цель разработки</text:span></text:p>
          </draw:text-box>
        </draw:frame>
        <draw:frame presentation:style-name="pr3" draw:text-style-name="P6" draw:layer="layout" svg:width="23.061cm" svg:height="8.863cm" svg:x="1.281cm" svg:y="3.182cm" presentation:class="subtitle" presentation:user-transformed="true">
          <draw:text-box>
            <text:p text:style-name="P8">Своей целью во время работы над этим проектом я ставил: </text:p>
            <text:list text:style-name="L6">
              <text:list-item>
                <text:p text:style-name="P8">Практику в работе с языком Java и разработке с android studio</text:p>
              </text:list-item>
              <text:list-item>
                <text:p text:style-name="P8">Углубление своих знаний в философии и истории развития философкой мысли</text:p>
              </text:list-item>
            </text:list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Пустой_20_слайд" presentation:presentation-page-layout-name="AL1T0">
        <draw:frame presentation:style-name="pr2" draw:text-style-name="P7" draw:layer="layout" svg:width="23.061cm" svg:height="2.425cm" svg:x="8.181cm" svg:y="0.369cm" presentation:class="title" presentation:user-transformed="true">
          <draw:text-box>
            <text:p text:style-name="P7"><text:span text:style-name="T3">Классы в проекте </text:span></text:p>
          </draw:text-box>
        </draw:frame>
        <draw:frame presentation:style-name="pr3" draw:text-style-name="P6" draw:layer="layout" svg:width="23.061cm" svg:height="11.329cm" svg:x="1.281cm" svg:y="2.641cm" presentation:class="subtitle" presentation:user-transformed="true">
          <draw:text-box>
            <text:list text:style-name="L6">
              <text:list-item>
                <text:p text:style-name="P8"><text:span text:style-name="T4">MainActivity-главное меню приложения.</text:span></text:p>
              </text:list-item>
              <text:list-item>
                <text:p text:style-name="P8"><text:span text:style-name="T4">Main3Activity-ListView с периодизацией истории философии.</text:span></text:p>
              </text:list-item>
              <text:list-item>
                <text:p text:style-name="P8"><text:span text:style-name="T4">Texts-активность на которой отображается информация о выбранном философе/философском течение/исторического периода.</text:span></text:p>
              </text:list-item>
              <text:list-item>
                <text:p text:style-name="P8"><text:span text:style-name="T4">Ant-ListView со списком философских течений.</text:span></text:p>
              </text:list-item>
              <text:list-item>
                <text:p text:style-name="P8"><text:span text:style-name="T4">Fill-ListView со списком философов.</text:span></text:p>
              </text:list-item>
              <text:list-item>
                <text:p text:style-name="P8"><text:span text:style-name="T4">Inf-отображение информации о приложении, руководства пользователя.</text:span></text:p>
              </text:list-item>
              <text:list-item>
                <text:p text:style-name="P8"><text:span text:style-name="T4">DataBaseHelper-класс необходимый для подключения базы данных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Пустой_20_слайд" presentation:presentation-page-layout-name="AL1T0">
        <draw:frame presentation:style-name="pr2" draw:text-style-name="P7" draw:layer="layout" svg:width="23.061cm" svg:height="2.425cm" svg:x="8.181cm" svg:y="0.369cm" presentation:class="title" presentation:user-transformed="true">
          <draw:text-box>
            <text:p text:style-name="P7"><text:span text:style-name="T3">Реализация</text:span></text:p>
          </draw:text-box>
        </draw:frame>
        <draw:frame presentation:style-name="pr3" draw:text-style-name="P6" draw:layer="layout" svg:width="23.061cm" svg:height="8.426cm" svg:x="1.281cm" svg:y="4.092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Пустой_20_слайд" presentation:presentation-page-layout-name="AL1T0">
        <draw:frame presentation:style-name="pr2" draw:text-style-name="P7" draw:layer="layout" svg:width="23.061cm" svg:height="2.425cm" svg:x="7.112cm" svg:y="0cm" presentation:class="title" presentation:user-transformed="true">
          <draw:text-box>
            <text:p text:style-name="P7"><text:span text:style-name="T3">Перспективы доработки</text:span></text:p>
          </draw:text-box>
        </draw:frame>
        <draw:frame presentation:style-name="pr3" draw:text-style-name="P6" draw:layer="layout" svg:width="23.061cm" svg:height="8.863cm" svg:x="1.281cm" svg:y="3.874cm" presentation:class="subtitle" presentation:user-transformed="true">
          <draw:text-box>
            <text:p>В будущем я бы хотел добавить помимо основных филосовских течений уже включенных в приложение также и маргинальные, мало известные течения, что не получили особого развития. Так же я бы хотел расширить перечень философов внесенных в приложение.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устой_20_слайд" presentation:presentation-page-layout-name="AL2T1">
        <draw:frame presentation:style-name="pr2" draw:layer="layout" svg:width="23.061cm" svg:height="2.425cm" svg:x="1.281cm" svg:y="0.579cm" presentation:class="title" presentation:placeholder="true">
          <draw:text-box/>
        </draw:frame>
        <draw:frame presentation:style-name="pr4" draw:text-style-name="P10" draw:layer="layout" svg:width="23.061cm" svg:height="8.426cm" svg:x="1.016cm" svg:y="6.814cm" presentation:class="outline" presentation:user-transformed="true">
          <draw:text-box>
            <text:list text:style-name="L7">
              <text:list-header>
                <text:p text:style-name="P9"><text:span text:style-name="T5">Спасибо за внимание!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8AB000004EB7C6424F9A5399357.jpg" xlink:type="simple" xlink:show="embed" xlink:actuate="onLoad"/>
    <draw:fill-image draw:name="msFillBitmap_20_2" draw:display-name="msFillBitmap 2" xlink:href="Pictures/10000000000008AB000004EB29F30F1A491F3D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устой_20_слайд-background" style:display-name="Пусто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625cm" fo:page-height="14.5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устой_20_слайд-backgroundobjects">
      <style:graphic-properties draw:stroke="none" svg:stroke-width="0cm" draw:fill="none" draw:fill-color="#ffffff" draw:textarea-vertical-align="middle" draw:auto-grow-height="false" draw:fit-to-size="false" fo:min-height="8.427cm" fo:padding-top="0.127cm" fo:padding-bottom="0.127cm" fo:padding-left="0.254cm" fo:padding-right="0.254cm" fo:wrap-option="wrap"/>
    </style:style>
    <style:style style:name="Mpr2" style:family="presentation" style:parent-style-name="Пустой_20_слайд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Пустой_20_слайд" style:display-name="Пустой слайд" style:page-layout-name="PM1" draw:style-name="Mdp1">
      <draw:frame draw:name="Дата 1" presentation:style-name="Mpr1" draw:text-style-name="MP6" draw:layer="backgroundobjects" svg:width="5.978cm" svg:height="0.773cm" svg:x="1.281cm" svg:y="13.467cm" presentation:class="date-time" presentation:user-transformed="true">
        <draw:text-box>
          <text:p text:style-name="MP5"><text:span text:style-name="MT1"><text:date style:data-style-name="D1" text:date-value="2019-05-21">5/21/19</text:date></text:span></text:p>
        </draw:text-box>
      </draw:frame>
      <draw:frame draw:name="Нижний колонтитул 2" presentation:style-name="Mpr1" draw:text-style-name="MP6" draw:layer="backgroundobjects" svg:width="8.114cm" svg:height="0.773cm" svg:x="8.755cm" svg:y="13.467cm" presentation:class="footer" presentation:user-transformed="true">
        <draw:text-box>
          <text:p/>
        </draw:text-box>
      </draw:frame>
      <draw:frame draw:name="Номер слайда 3" presentation:style-name="Mpr1" draw:text-style-name="MP6" draw:layer="backgroundobjects" svg:width="5.978cm" svg:height="0.773cm" svg:x="18.365cm" svg:y="13.46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Пустой_20_слайд-title" draw:layer="backgroundobjects" svg:width="23.061cm" svg:height="2.425cm" svg:x="1.281cm" svg:y="0.579cm" presentation:class="title" presentation:placeholder="true">
        <draw:text-box/>
      </draw:frame>
      <draw:frame presentation:style-name="Пустой_20_слайд-title" draw:layer="backgroundobjects" svg:width="23.061cm" svg:height="2.425cm" svg:x="1.281cm" svg:y="0.579cm" presentation:class="title" presentation:placeholder="true">
        <draw:text-box/>
      </draw:frame>
      <draw:frame presentation:style-name="Пустой_20_слайд-outline1" draw:layer="backgroundobjects" svg:width="23.061cm" svg:height="8.426cm" svg:x="1.281cm" svg:y="3.4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14.848cm" svg:height="11.136cm" svg:x="3.075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nkina_y</meta:initial-creator>
    <meta:editing-cycles>15</meta:editing-cycles>
    <meta:creation-date>2015-01-15T10:17:16</meta:creation-date>
    <dc:date>2019-05-21T17:42:58.906237896</dc:date>
    <meta:editing-duration>PT39M40S</meta:editing-duration>
    <meta:generator>LibreOffice/5.1.6.2$Linux_X86_64 LibreOffice_project/10m0$Build-2</meta:generator>
    <meta:document-statistic meta:object-count="5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